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Название_20_объекта">
      <style:paragraph-properties fo:text-align="center" style:justify-single-word="false"/>
    </style:style>
    <style:style style:name="P2" style:family="paragraph" style:parent-style-name="Название_20_объекта">
      <style:paragraph-properties fo:text-align="center" style:justify-single-word="false"/>
      <style:text-properties style:font-name-asian="Wingdings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WW8Num11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8pt" fo:language="en" fo:country="US" fo:font-weight="bold" style:font-name-asian="Wingdings" style:font-size-asian="8pt" style:font-weight-asian="bold" style:font-name-complex="Courier New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Wingdings" style:font-size-asian="8pt" style:font-name-complex="Courier New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8pt" fo:font-weight="bold" style:font-name-asian="Wingdings" style:font-size-asian="8pt" style:font-weight-asian="bold" style:font-name-complex="Courier New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8pt" style:font-name-asian="Courier New" style:font-size-asian="8pt" style:font-name-complex="Courier New"/>
    </style:style>
    <style:style style:name="P12" style:family="paragraph" style:parent-style-name="Standard">
      <style:paragraph-properties fo:text-align="justify" style:justify-single-word="false"/>
      <style:text-properties style:font-name="Courier New" fo:font-size="8pt" style:font-name-asian="Wingdings" style:font-size-asian="8pt" style:font-name-complex="Courier New"/>
    </style:style>
    <style:style style:name="P13" style:family="paragraph" style:parent-style-name="Standard">
      <style:paragraph-properties fo:text-align="center" style:justify-single-word="false"/>
      <style:text-properties style:font-name-asian="Wingdings"/>
    </style:style>
    <style:style style:name="P14" style:family="paragraph" style:parent-style-name="Standard">
      <style:paragraph-properties fo:text-align="justify" style:justify-single-word="false"/>
      <style:text-properties style:font-name-asian="Wingdings"/>
    </style:style>
    <style:style style:name="P15" style:family="paragraph" style:parent-style-name="Standard" style:list-style-name="WW8Num12">
      <style:paragraph-properties fo:text-align="justify" style:justify-single-word="false"/>
      <style:text-properties style:font-name-asian="Wingdings"/>
    </style:style>
    <style:style style:name="P16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17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8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/>
    </style:style>
    <style:style style:name="P19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20" style:family="paragraph" style:parent-style-name="Heading_20_1" style:master-page-name="Standard">
      <style:paragraph-properties style:page-number="auto"/>
    </style:style>
    <style:style style:name="P21" style:family="paragraph" style:parent-style-name="Heading_20_2">
      <style:text-properties style:font-name-asian="Wingding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background-color="#ff0000"/>
    </style:style>
    <style:style style:name="T4" style:family="text">
      <style:text-properties fo:language="en" fo:country="US" style:font-name-asian="Wingdings" style:font-name-complex="Wingdings"/>
    </style:style>
    <style:style style:name="T5" style:family="text">
      <style:text-properties fo:language="en" fo:country="US"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background-color="#ff0000"/>
    </style:style>
    <style:style style:name="T8" style:family="text">
      <style:text-properties style:font-name="Courier New" fo:font-weight="bold" style:font-weight-asian="bold" style:font-name-complex="Courier New" style:font-weight-complex="bold"/>
    </style:style>
    <style:style style:name="T9" style:family="text">
      <style:text-properties style:font-name="Courier New" fo:language="en" fo:country="US" fo:font-weight="bold" style:font-weight-asian="bold" style:font-name-complex="Courier New" style:font-weight-complex="bold"/>
    </style:style>
    <style:style style:name="T10" style:family="text">
      <style:text-properties style:font-name="Courier New" fo:language="en" fo:country="US" style:font-name-complex="Courier New"/>
    </style:style>
    <style:style style:name="T11" style:family="text">
      <style:text-properties style:font-name="Courier New" fo:language="en" fo:country="US" style:font-name-asian="Wingdings" style:font-name-complex="Courier New"/>
    </style:style>
    <style:style style:name="T12" style:family="text">
      <style:text-properties style:font-name="Courier New" style:font-name-complex="Courier New"/>
    </style:style>
    <style:style style:name="T13" style:family="text">
      <style:text-properties style:font-name="Courier New" fo:font-size="8pt" style:font-size-asian="8pt" style:font-name-complex="Courier New"/>
    </style:style>
    <style:style style:name="T14" style:family="text">
      <style:text-properties style:font-name="Courier New" fo:font-size="8pt" fo:language="en" fo:country="US" style:font-size-asian="8pt" style:font-name-complex="Courier New"/>
    </style:style>
    <style:style style:name="T15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6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7" style:family="text">
      <style:text-properties style:font-name="Courier New" style:font-name-asian="Wingdings" style:font-name-complex="Courier New"/>
    </style:style>
    <style:style style:name="T18" style:family="text">
      <style:text-properties style:font-name="Wingdings" fo:language="en" fo:country="US" style:font-name-asian="Wingdings" style:font-name-complex="Wingdings"/>
    </style:style>
    <style:style style:name="T19" style:family="text">
      <style:text-properties style:font-name-asian="Wingdings"/>
    </style:style>
    <style:style style:name="T20" style:family="text">
      <style:text-properties style:font-name-asian="Wingdings" style:font-name-complex="Wingdings"/>
    </style:style>
    <style:style style:name="T21" style:family="text">
      <style:text-properties fo:font-weight="normal" style:font-weight-asian="normal"/>
    </style:style>
    <style:style style:name="T2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20" text:outline-level="1">универсальный метод обнаружения малвари</text:h>
      <text:p text:style-name="Standard">крис касперски ака мыщхъ, <text:span text:style-name="T1">no</text:span>-<text:span text:style-name="T1">email</text:span></text:p>
      <text:p text:style-name="P16"/>
      <text:p text:style-name="P19"><text:span text:style-name="T6">в </text:span><text:span text:style-name="T2">Windows</text:span><text:span text:style-name="T6"> постоянно обнаруживаются новые дыры, через которые лезет малварь, создающая новые процессы или внедряющаяся в уже существующие. автор этой статьи предлагает универсальный метод обнаружения малвари, основанный на определении подлинного стартового адреса потока, чего другие приложения (включая могучий отладчик </text:span><text:span text:style-name="T2">soft</text:span><text:span text:style-name="T6">-</text:span><text:span text:style-name="T2">ice</text:span><text:span text:style-name="T6">) делать не в состоянии.</text:span></text:p>
      <text:h text:style-name="Heading_20_2" text:outline-level="2">введение</text:h>
      <text:p text:style-name="P17">Антивирусы, брандмауэры и прочие системы защиты <text:span text:style-name="T7">(вроде упомянутого в соседней статье </text:span><text:span text:style-name="T3">Buffer Zone</text:span><text:span text:style-name="T7">)</text:span> хорошо справляются с вирусами и червями, но в борьбе с малварью они бессильны. Чтобы не утонуть в терминологической путанице, здесь и далее по тексту, под малварью мы будем понимать программное обеспечение, скрытно проникающее на удаленный компьютер и устанавливающее там <text:span text:style-name="T1">back</text:span>-<text:span text:style-name="T1">door</text:span> или ворующее секретную информацию.</text:p>
      <text:p text:style-name="P17">В первую очередь нас будет интересовать малварь, не способная к размножению, и зачастую написанная индивидуально для каждой конкретной атаки, а потому существующая в единственном экземпляре. При условии, что она не распознается эвристическим анализатором (а обмануть эвристический анализатор очень легко), антивирус ни за что не поймает ее, поскольку такой сигнатуры еще нет в его базе, да и откуда бы она там взялась?!</text:p>
      <text:p text:style-name="P17">Персональный брандмауэр тоже не слишком надежная защита. Множество дыр дают злоумышленнику привилегии <text:span text:style-name="T1">SYSTEM</text:span> (что повыше администратора будет) с которыми можно творить все, что угодно, в том числе и принимать/отправлять пакеты в обход брандмауэра.</text:p>
      <text:p text:style-name="P17">Тем не менее, обнаружить присутствие малвари на компьютере все-таки возможно. Автор этой статьи проанализировал множество зловредных программ и обнаружил их слабые места, выдающие факт внедрения с головой.</text:p>
      <text:h text:style-name="Heading_20_2" text:outline-level="2">как малварь внедряется на компьютер</text:h>
      <text:p text:style-name="P17">Наиболее примитивные экземпляры малвари создают новый процесс, который внимательный пользователь легко обнаружит в "диспетчере задач". Конечно, для этого необходимо знать, какие процессы присутствуют в "стерильной" системе и где располагаются их файлы. В частности, <text:span text:style-name="T1">explorer</text:span>.<text:span text:style-name="T1">exe</text:span>, расположенный не в <text:span text:style-name="T1">WINNT</text:span>, а в <text:span text:style-name="T1">WINNT</text:span>\<text:span text:style-name="T1">System</text:span>32, это уже никакой не <text:span text:style-name="T1">explorer</text:span>, а самая настоящая малварь!</text:p>
      <text:p text:style-name="P17">Впрочем, "диспетчер задач" крайне уязвимая штука и малварь без труда скрывает свое присутствие от его взора. Тоже самое относится к <text:span text:style-name="T1">FAR</text:span>'у, <text:span text:style-name="T1">Process</text:span> <text:span text:style-name="T1">Explorer</text:span>'у, <text:span text:style-name="T1">tlist</text:span>'у и прочим системным утилитам основанным на недокументированной <text:span text:style-name="T1">API</text:span>-функции <text:span text:style-name="T9">NtQuerySystemInformation</text:span><text:span text:style-name="T8">()</text:span>, экспортируемой динамической библиотекой <text:span text:style-name="T1">NTDLL</text:span>.<text:span text:style-name="T1">DLL</text:span>, и потому очень легко перехватываемую даже с прикладного уровня, без обращения к ядру и даже без администраторских привилегий.</text:p>
      <text:p text:style-name="P17">Отладчик <text:span text:style-name="T1">soft</text:span>-<text:span text:style-name="T1">ice </text:span>– единственный известный мне инструмент не использующий <text:span text:style-name="T10">NtQuerySystemInformation</text:span><text:span text:style-name="T12">()</text:span> и разбирающий структуры ядра "вручую". Спрятаться от него на порядок сложнее и в "живой природе" такая малварь пока незамечена (а лабораторные экземпляры крайне нежизнеспособны и способны обманывать только известные им версии отладчика), так что на <text:span text:style-name="T1">soft</text:span>-<text:span text:style-name="T1">ice</text:span> вполне можно положиться. Для просмотра списка процессов достаточно дать команду "<text:span text:style-name="T10">PROC</text:span>" и проанализировать результат.</text:p>
      <text:p text:style-name="P17">Кстати, малврь, скрывающаяся от "диспетчера задача", немедленно выдает свое присутствие путем сличения "показаний" <text:span text:style-name="T1">soft</text:span>-<text:span text:style-name="T1">ice</text:span> с "диспетчером задач". Один из таких случаев продемонстрирован на <text:span text:style-name="T7">рис. 1</text:span>. Смотрите, <text:span text:style-name="T1">soft</text:span>-<text:span text:style-name="T1">ice</text:span> отображает процесс <text:span text:style-name="T1">sysrtl</text:span>, но в "диспетчере задач" он… отсутствует! Следовательно, это либо малварь, либо какой-нибудь хитроумный защитный механизм, построенный по <text:span text:style-name="T1">root</text:span>-<text:span text:style-name="T1">kit</text:span> технологии. В общем — нехорошая программа, от которой можно ждать все, что угодно и желательно избавиться как можно быстрее!</text:p>
      <text:p text:style-name="P3"/>
      <text:p text:style-name="P1">Рисунок <text:sequence text:ref-name="refРисунок0" text:name="Рисунок" text:formula="ooow:Рисунок+1" style:num-format="1">1</text:sequence> зловредный процесс <text:span text:style-name="T1">sysrtl</text:span> замаскировал свое присутствие от "диспетчера задач", но не смог справится с <text:span text:style-name="T1">soft</text:span>-<text:span text:style-name="T1">ice</text:span></text:p>
      <text:p text:style-name="P17"><text:soft-page-break/>Для достижения наибольшей скрытности малварь должна не создавать новый процесс, а внедряться в один из уже существующих, что она с успехом и делает. Классический алгоритм внедрения реализуется так:</text:p>
      <text:p text:style-name="P17"/>
      <text:list xml:id="list6392642840221897822" text:style-name="WW8Num11">
        <text:list-item>
          <text:p text:style-name="P5">получив идентификатор процесса-жертвы (что можно сделать, например, через семейство процедур <text:span text:style-name="T1">TOOLHELP</text:span>32), малварь "скармливает" его <text:span text:style-name="T1">API</text:span>-функции <text:span text:style-name="T10">OpenProcess</text:span><text:span text:style-name="T12">()</text:span>, возвращающей дескриптор процесса (или ошибку, если у малвари недостаточно прав);</text:p>
        </text:list-item>
        <text:list-item>
          <text:p text:style-name="P5">возращенный дескриптор процесса передается <text:span text:style-name="T1">API</text:span>-функции <text:span text:style-name="T10">VirtualAllocEx</text:span><text:span text:style-name="T12">()</text:span>, выделяющий в адресном пространстве процесса-жертвы блок памяти требуемых размеров с атрибутами <text:span text:style-name="T10">PAGE</text:span><text:span text:style-name="T12">_</text:span><text:span text:style-name="T10">READWRITE</text:span> или <text:span text:style-name="T10">PAGE</text:span><text:span text:style-name="T12">_</text:span><text:span text:style-name="T10">READ</text:span> (но тогда все оперативные данные придется хранить в стеке);</text:p>
        </text:list-item>
        <text:list-item>
          <text:p text:style-name="P5">поверх выделенного блока копируется зловредный код (который должен быть полностью перемещаемым, т. е. сохранять свою работоспособность независимо от базового адреса загрузки), что осуществляется <text:span text:style-name="T1">API</text:span>-функцией <text:span text:style-name="T10">WriteProcessMemory</text:span><text:span text:style-name="T12">()</text:span>;</text:p>
        </text:list-item>
        <text:list-item>
          <text:p text:style-name="P5">с помощью все тех же процедур <text:span text:style-name="T1">TOOLHELP</text:span>32, малварь находит главный поток процесса, получает его идентификатор, который тут же преобразует в дескриптор. в <text:span text:style-name="T1">Window </text:span>2000 (и ее благородных потомках) это осуществляется <text:span text:style-name="T1">API</text:span>-функцией <text:span text:style-name="T10">OpenThread</text:span><text:span text:style-name="T12">()</text:span>, а в более ранних версиях приходилось прибегать к вызову недокументированной <text:span text:style-name="T1">native</text:span>-<text:span text:style-name="T1">API</text:span> функции <text:span text:style-name="T10">NtOpenThread</text:span><text:span text:style-name="T12">()</text:span>, экспортируемой библиотекой <text:span text:style-name="T1">NTDLL</text:span>.<text:span text:style-name="T1">DLL</text:span>. под 9<text:span text:style-name="T1">x</text:span> задача решается "серединным" вызовом <text:span text:style-name="T1">API</text:span>-функции <text:span text:style-name="T10">OpenProcress</text:span><text:span text:style-name="T12">()</text:span>, путем передачи управления по смещению 24<text:span text:style-name="T1">h</text:span> от ее начала и расшифровкой идентификатора операцией <text:span text:style-name="T1">XOR</text:span> со специальным "магическим" словом;</text:p>
        </text:list-item>
        <text:list-item>
          <text:p text:style-name="P5">добытый дескриптор потока передается <text:span text:style-name="T1">API</text:span>-функции <text:span text:style-name="T10">SuspendThread</text:span><text:span text:style-name="T12">()</text:span>, останавливающий его выполнение;</text:p>
        </text:list-item>
        <text:list-item>
          <text:p text:style-name="P5">содержимое контекста остановленного потока читается <text:span text:style-name="T1">API</text:span>-функцией <text:span text:style-name="T10">GetThreadContext</text:span><text:span text:style-name="T12">()</text:span> с флагом <text:span text:style-name="T10">CONTEXT</text:span><text:span text:style-name="T12">_</text:span><text:span text:style-name="T10">CONTROL</text:span>, в результате чего в структуре <text:span text:style-name="T12">CONTEXT</text:span> оказывается значение регистра <text:span text:style-name="T10">EIP</text:span>, указывающего на текущую машинную инструкцию;</text:p>
        </text:list-item>
        <text:list-item>
          <text:p text:style-name="P5">запомнив полученный <text:span text:style-name="T10">EIP</text:span>, малварь тут же корректирует его с таким расчетом, чтобы он указывал на точку входа в ранее скопированный зловредный код, и вызывает <text:span text:style-name="T1">API</text:span>-функцию <text:span text:style-name="T10">SetThreadContext</text:span><text:span text:style-name="T12">()</text:span>, чтобы изменения <text:span text:style-name="T1">EIP</text:span> вступили в силу, после чего "размораживает" остановленный поток посредством <text:span text:style-name="T10">ResumeThread</text:span><text:span text:style-name="T12">()</text:span>;</text:p>
        </text:list-item>
        <text:list-item>
          <text:p text:style-name="P5">во избежании утечки ресурсов, дескрипторы процесса и потока закрываются — больше они малвари не понадобятся (хотя далеко не всякая малварь заботится о таким мелочах);</text:p>
        </text:list-item>
        <text:list-item>
          <text:p text:style-name="P5">получив управление, зловредный код создает новый поток вызовом <text:span text:style-name="T10">CreateThread</text:span><text:span text:style-name="T12">()</text:span> и восстанавливает исходное значение регистра <text:span text:style-name="T10">EIP</text:span>;</text:p>
        </text:list-item>
        <text:list-item>
          <text:p text:style-name="P5"><text:span text:style-name="T6">примечание</text:span>: до появления процессоров, поддерживающих биты <text:span text:style-name="T1">NX</text:span>/<text:span text:style-name="T1">XD</text:span>, предотвращающих выполнение кода в стеке и куче, малварь обычно выделяла в целевом процессе регион памяти с атрибутами <text:span text:style-name="T10">PAGE</text:span><text:span text:style-name="T12">_</text:span><text:span text:style-name="T10">READWRITE</text:span>, а теперь —<text:span text:style-name="T10">PAGE</text:span><text:span text:style-name="T12">_</text:span><text:span text:style-name="T10">EXECUTE</text:span><text:span text:style-name="T12">_</text:span><text:span text:style-name="T10">READWRITE</text:span>, что, впрочем, слишком заметно, поэтому грамотные малваре-писатели выделяют блок с атрибутами <text:span text:style-name="T10">PAGE</text:span><text:span text:style-name="T12">_</text:span><text:span text:style-name="T10">EXECUTE</text:span>, что _никак_ не препятствует функции <text:span text:style-name="T10">WriteProcessMemory</text:span><text:span text:style-name="T12">()</text:span> записывать туда зловредный код.</text:p>
        </text:list-item>
      </text:list>
      <text:p text:style-name="P17"/>
      <text:p text:style-name="P17">Описанный алгоритм работает на всем зоопарке операционных систем, но довольно громоздок и сложен в реализации, поэтому, малварь, ориентированная на поражение только одной <text:span text:style-name="T1">NT</text:span>, предпочитает создавать удаленный поток <text:span text:style-name="T1">API</text:span>-функций <text:span text:style-name="T10">CreateRemoteThread</text:span><text:span text:style-name="T12">()</text:span>, при этом последовательность выполняемых ею действий выглядит так:</text:p>
      <text:p text:style-name="P17"/>
      <text:list xml:id="list200157311077042" text:continue-numbering="true" text:style-name="WW8Num11">
        <text:list-item>
          <text:p text:style-name="P5">получив идентификатор процесса жертвы, малварь "скармливает" его <text:span text:style-name="T1">API</text:span>-функции <text:span text:style-name="T10">OpenProcess</text:span><text:span text:style-name="T12">()</text:span>, возвращающей дескриптор процесса (или ошибку, если у малвари недостаточно прав);</text:p>
        </text:list-item>
        <text:list-item>
          <text:p text:style-name="P5">возращенный дескриптор процесса передается <text:span text:style-name="T1">API</text:span>-функции <text:span text:style-name="T10">VirtualAllocEx</text:span><text:span text:style-name="T12">()</text:span>, выделяющий внутри процесса-жертвы блок памяти требуемых размеров с атрибутами <text:span text:style-name="T10">PAGE</text:span><text:span text:style-name="T12">_</text:span><text:span text:style-name="T10">EXECUTE</text:span>;</text:p>
        </text:list-item>
        <text:list-item>
          <text:p text:style-name="P5"><text:soft-page-break/>поверх выделенного блока копируется зловредный код (который, так же как и в предыдущем случае, должен быть полностью перемещаемым), что осуществляется <text:span text:style-name="T1">API</text:span>-функцией <text:span text:style-name="T10">WriteProcessMemory</text:span><text:span text:style-name="T12">()</text:span>;</text:p>
        </text:list-item>
        <text:list-item>
          <text:p text:style-name="P5">малварь вызывает <text:span text:style-name="T1">API</text:span>-функцию <text:span text:style-name="T10">CreateRemoteThread</text:span><text:span text:style-name="T12">()</text:span>, передавая ей дескриптор процесса и указатель на стартовый адрес потока, находящийся внутри блока памяти, выделенного <text:span text:style-name="T10">VirtualAllocEx</text:span><text:span text:style-name="T12">()</text:span>;</text:p>
        </text:list-item>
        <text:list-item>
          <text:p text:style-name="P5">дескриптор процесса и дескриптор удаленного потока, возвращенный <text:span text:style-name="T10">CreateRemoteThread</text:span><text:span text:style-name="T12">()</text:span>, закрываются, а зловредный код тем временем делает все, что ему вздумается;</text:p>
        </text:list-item>
      </text:list>
      <text:p text:style-name="P17"/>
      <text:p text:style-name="P17">Единственный недостаток, присущий последнему способу внедрения — это требование перемещаемости кода, означающее, что его придется писать на ассемблере, используя только относительную адресацию, что весьма затруднительно.</text:p>
      <text:p text:style-name="P17">Усовершенствованный алгоритм внедрения позволяет загружать внутрь чужого процесса свою собственную динамическую библиотеку, для чего достаточно передать функции <text:span text:style-name="T10">CreateRemoreThread</text:span><text:span text:style-name="T12">()</text:span> в качестве стартового адреса удаленного потока адрес <text:span text:style-name="T1">API</text:span>-функции <text:span text:style-name="T10">LoadLibraryA</text:span><text:span text:style-name="T12">()</text:span> или <text:span text:style-name="T10">LoadLibraryW</text:span><text:span text:style-name="T12">()</text:span>, а вместо указателя на аргументы — указатель на имя загружаемой библиотеки. <text:span text:style-name="T1">API</text:span>-функция <text:span text:style-name="T10">CreateRemoreThread</text:span><text:span text:style-name="T12">()</text:span> вызовет <text:span text:style-name="T10">LoadLibraryA</text:span><text:span text:style-name="T12">/</text:span><text:span text:style-name="T10">LoadLibraryW</text:span> вместе с именем библиотеки, в результате чего библиотека загрузится в память, а управление получит процедура <text:span text:style-name="T10">DllMain</text:span><text:span text:style-name="T12">()</text:span>. Зловредная динамическая библиотека может быть написана на любом языке<text:span text:style-name="T1"> </text:span>– хоть на Си/Си++, хоть на <text:span text:style-name="T1">DELPHI</text:span>, хоть… на <text:span text:style-name="T1">Visual Basic</text:span>'е, что значительно расширяет круг потенциальных малваре-писателей, поскольку ассемблер знают относительно немногие.</text:p>
      <text:p text:style-name="P17">Вся беда в том, что имя библиотеки должно находиться в контексте удаленного процесса, а как оно там окажется?! Существует два пути: самое простое, но не самое умное, это выделить блок памяти вызовом <text:span text:style-name="T10">VirtualAllocEx</text:span><text:span text:style-name="T12">()</text:span> и скопировать туда имя через <text:span text:style-name="T10">WriteProcessMemory</text:span><text:span text:style-name="T12">()</text:span>, но для этого процесс должен быть открыт с флагом "виртуальные операции" (<text:span text:style-name="T12">PROCESS_VM_OPERATION</text:span>), прав на которые у малвари может и не быть.</text:p>
      <text:p text:style-name="P17">Выручает тот факт, что библиотеки <text:span text:style-name="T1">NTDLL</text:span>.<text:span text:style-name="T1">DLL</text:span> и <text:span text:style-name="T1">KERNEL</text:span>32.<text:span text:style-name="T1">DLL</text:span> во всех процессах проецируются по одинаковым адресам. Получив базовый адрес загрузки <text:span text:style-name="T1">NTDLL</text:span>.<text:span text:style-name="T1">DLL</text:span> или <text:span text:style-name="T1">KERNEL</text:span>32.<text:span text:style-name="T1">DLL</text:span> с помощью <text:span text:style-name="T10">LoadLibrary</text:span><text:span text:style-name="T12">()</text:span>, малварь сканирует свое собственное адресное пространство на предмет наличия <text:span text:style-name="T1">ASCIIZ</text:span>-строки, совершенно уверенная в том, что в удаленном процессе эта строка окажется расположенной по тому же самому адресу. Остается только переименовать зловредную динамическую библиотеку в эту самую строку. Кстати, приятным побочным эффектом такого алгоритма становится автоматическая генерация псевдослучайных имен (если, конечно, малварь не будет использовать первую попавшуюся <text:span text:style-name="T1">ASCIIZ</text:span>-строку).</text:p>
      <text:p text:style-name="P17">Обобщив сказанное, мы получаем следующий план:</text:p>
      <text:p text:style-name="P17"/>
      <text:list xml:id="list200155989430604" text:continue-numbering="true" text:style-name="WW8Num11">
        <text:list-item>
          <text:p text:style-name="P5">выбрав идентификатор процесса-жертвы, малварь "скармливает" его <text:span text:style-name="T1">API</text:span>-функции <text:span text:style-name="T10">OpenProcess</text:span><text:span text:style-name="T12">()</text:span>, возвращающей дескриптор процесса (или ошибку, если у малвари недостаточно прав);</text:p>
        </text:list-item>
        <text:list-item>
          <text:p text:style-name="P5">определив базовый адрес загрузки <text:span text:style-name="T1">NTDLL</text:span>.<text:span text:style-name="T1">DLL</text:span> или <text:span text:style-name="T1">KERNEL</text:span>32.<text:span text:style-name="T1">DLL</text:span>, малварь ищет подходящую <text:span text:style-name="T1">ASCIIZ</text:span>-строку, переименовывая свою, заранее созданную, динамическую библиотеку;</text:p>
        </text:list-item>
        <text:list-item>
          <text:p text:style-name="P5">определив адрес <text:span text:style-name="T1">API</text:span>-функции <text:span text:style-name="T1">LoadLibraryA</text:span>/<text:span text:style-name="T1">LoadLibraryW</text:span>, малварь передает его <text:span text:style-name="T1">API</text:span>-функции <text:span text:style-name="T10">CreateRemoteThread</text:span><text:span text:style-name="T12">()</text:span> вместе с указателем на имя библиотеки, которую необходимо загрузить внутрь целевого процесса;</text:p>
        </text:list-item>
        <text:list-item>
          <text:p text:style-name="P5">дескриптор процесса и дескриптор удаленного потока, возвращенный <text:span text:style-name="T10">CreateRemoteThread</text:span><text:span text:style-name="T12">()</text:span> закрываются, а зловредный код, расположенный в <text:span text:style-name="T10">DllMain</text:span><text:span text:style-name="T12">()</text:span>, делает все, что ему вздумается;</text:p>
        </text:list-item>
      </text:list>
      <text:p text:style-name="P17"/>
      <text:p text:style-name="P17">Вот три основных алгоритма внедрения в атакуемый процесс, которыми пользуется порядка 90% всей малвари.</text:p>
      <text:h text:style-name="Heading_20_2" text:outline-level="2">по следам малвари или как обнаружить внедрение</text:h>
      <text:p text:style-name="P17">Если количество процессов в системе вполне предсказуемо, то потоки многократно создаются/уничтожаются в ходе выполнения легальных программ и вопрос "сколько потоков должна иметь "стерильная" программа" лишен смысла. Достаточно открыть "диспетчер задач" <text:soft-page-break/>и, некоторое время понаблюдав за колонкой "потоки", прийти в полное отчаяние. Но… если присмотреться повнимательнее, можно обнаружить, что потоки, созданные малварью, значительно отличаются от всех остальных.</text:p>
      <text:p text:style-name="P17">При внедрении малвари по двум первым сценариям зловредный код располагается в блоках памяти, выделенных <text:span text:style-name="T10">VirtualAllocEx</text:span><text:span text:style-name="T12">()</text:span> и имеющих тип <text:span text:style-name="T10">MEM</text:span><text:span text:style-name="T12">_</text:span><text:span text:style-name="T10">PRIVATE</text:span>, в то время как нормальные исполняемые файлы и динамические библиотеки загружаются в блоки памяти типа <text:span text:style-name="T10">MEM</text:span><text:span text:style-name="T12">_</text:span><text:span text:style-name="T10">IMAGE</text:span>. При внедрении по третьему сценарию, зловредный код как раз и попадает в такой блок, но стартовый адрес его потока совпадает с адресом функции <text:span text:style-name="T10">LoadLibraryA</text:span><text:span text:style-name="T12">()</text:span> или <text:span text:style-name="T10">LoadLibrayW</text:span><text:span text:style-name="T12">()</text:span>, а указатель на аргументы содержит имя зловредной библиотеки.</text:p>
      <text:p text:style-name="P17">Таким образом, алгоритм обнаружения вторжения сводится к определению стартовых адресов всех потоков и, если он лежит внутри <text:span text:style-name="T10">MEM</text:span><text:span text:style-name="T12">_</text:span><text:span text:style-name="T10">PRIVATE</text:span> или совпадает с адресом <text:span text:style-name="T10">LoadLibraryA</text:span><text:span text:style-name="T12">()</text:span>/<text:span text:style-name="T10">LoadLibraryW</text:span><text:span text:style-name="T12">()</text:span><text:span text:style-name="T1"> </text:span>– этот поток создан малварью или чем-то сильно на нее похожим. Вот тут-то и начинается самое интересное! Ни <text:span text:style-name="T1">soft</text:span>-<text:span text:style-name="T1">ice</text:span>, ни <text:span text:style-name="T1">process</text:span> <text:span text:style-name="T1">explorer</text:span> Марка Руссиновича определять стартовые адреса _не_ умают (хоть и пытаются). Они _очень_ часто ошибаются, особенно при работе с потоками, созданными малварью.</text:p>
      <text:p text:style-name="P17">Давайте напишем "макетную" программку, создающую поток тем же самым методом, что и малварь и попробуем обнаружить факт "вторжения" при помощи подручных утилит. Предельно упрощенный исходный текст "макетника" выглядит так:</text:p>
      <text:p text:style-name="P17"/>
      <text:p text:style-name="P6">// код потока, который ничего не делает, а только мотает цикл</text:p>
      <text:p text:style-name="P4"><text:span text:style-name="T14">thread(){while(1);}</text:span></text:p>
      <text:p text:style-name="P7"/>
      <text:p text:style-name="P7">main()</text:p>
      <text:p text:style-name="P6">{</text:p>
      <text:p text:style-name="P6"><text:tab/>void *p;<text:tab/>// переменная многоцелевого использования</text:p>
      <text:p text:style-name="P6"><text:tab/></text:p>
      <text:p text:style-name="P6"><text:tab/>// создаем "честный" поток</text:p>
      <text:p text:style-name="P6"><text:tab/>CreateThread(0,0,(void*)&amp;thread,0x999,0,&amp;p);<text:tab/></text:p>
      <text:p text:style-name="P6"><text:tab/></text:p>
      <text:p text:style-name="P6"><text:tab/>// создаем "нечестный" поток так, как это делает malware</text:p>
      <text:p text:style-name="P6"><text:tab/>// выделяем блок памяти из кучи, копируем туда код потока</text:p>
      <text:p text:style-name="P4"><text:span text:style-name="T13"><text:tab/></text:span><text:span text:style-name="T14">// </text:span><text:span text:style-name="T13">и</text:span><text:span text:style-name="T14"> </text:span><text:span text:style-name="T13">вызываем</text:span><text:span text:style-name="T14"> CreateThread</text:span></text:p>
      <text:p text:style-name="P7"><text:tab/>p = VirtualAlloc(0, 0x1000, MEM_COMMIT, PAGE_EXECUTE_READWRITE);</text:p>
      <text:p text:style-name="P7"><text:tab/>memcpy(p,thread,0x1000);CreateThread(0,0,p,0x666,0,&amp;p);</text:p>
      <text:p text:style-name="P6"><text:tab/></text:p>
      <text:p text:style-name="P4"><text:span text:style-name="T14"><text:tab/></text:span><text:span text:style-name="T13">// ждем нажатия на любую клавишу</text:span></text:p>
      <text:p text:style-name="P6"><text:tab/>getchar();</text:p>
      <text:p text:style-name="P6">}</text:p>
      <text:p text:style-name="P1">Листинг <text:sequence text:ref-name="refЛистинг0" text:name="Листинг" text:formula="ooow:Листинг+1" style:num-format="1">1</text:sequence> "макетная" программа <text:span text:style-name="T1">va</text:span>_<text:span text:style-name="T1">thread</text:span>.<text:span text:style-name="T1">c</text:span>, создающая поток тем же самым методом, что и малварь</text:p>
      <text:p text:style-name="P17">Компилируем с настройками по умолчанию (в случае <text:span text:style-name="T1">MS VC</text:span>++ командная строка выглядит так: "<text:span text:style-name="T10">cl</text:span><text:span text:style-name="T12">.</text:span><text:span text:style-name="T10">exe va</text:span><text:span text:style-name="T12">_</text:span><text:span text:style-name="T10">thread</text:span><text:span text:style-name="T12">.</text:span><text:span text:style-name="T10">c</text:span>") и запускаем. Загрузка процессора (даже на двухпроцессорной машине!) сразу подпрыгивает до 100%, но так и должно быть, поскольку мы создаем два потока, мотающих бесконечный цикл, один из которых "честный", а другой "зловредный" (имитирующий малварь). Плюс главный поток приложения, ожидающий нажатия на клавишу по которой происходит завершение программы. Итого — три потока.</text:p>
      <text:p text:style-name="P17">Загружаем <text:span text:style-name="T1">soft</text:span>-<text:span text:style-name="T1">ice</text:span> и нажимаем &lt;<text:span text:style-name="T1">CTRL</text:span>-<text:span text:style-name="T1">D</text:span>&gt;, дожидаясь его вызова, после чего даем команду "<text:span text:style-name="T10">THREAD </text:span><text:span text:style-name="T12">‑</text:span><text:span text:style-name="T10">x</text:span><text:span text:style-name="T12"> </text:span><text:span text:style-name="T10">va</text:span><text:span text:style-name="T12">_</text:span><text:span text:style-name="T10">thread</text:span>" для отображения детальной информации о потоках и смотрим на полученный результат (<text:span text:style-name="T7">см. рис. 2</text:span>). Да<text:span text:style-name="T1">! </text:span>Тут есть на что посмотреть! Стартовый адрес первого потока (<text:span text:style-name="T1">Start</text:span> <text:span text:style-name="T1">EIP</text:span>) определен как <text:span text:style-name="T10">KERNEL</text:span><text:span text:style-name="T12">32!</text:span><text:span text:style-name="T10">SetUnhandledExceptionFilter</text:span><text:span text:style-name="T12">+001</text:span><text:span text:style-name="T10">A</text:span> (77<text:span text:style-name="T1">E</text:span>878<text:span text:style-name="T1">C</text:span>1<text:span text:style-name="T1">h</text:span>), а двух остальных — <text:span text:style-name="T10">KERNEL</text:span><text:span text:style-name="T12">32!</text:span><text:span text:style-name="T10">CreateFileA</text:span><text:span text:style-name="T12">+00</text:span><text:span text:style-name="T10">C</text:span><text:span text:style-name="T12">3</text:span> (77<text:span text:style-name="T1">E</text:span>92<text:span text:style-name="T1">C</text:span>50<text:span text:style-name="T1">h</text:span>), что вообще ни в какие ворота не лезет, если не сказать, что это откровенная деза.</text:p>
      <text:p text:style-name="P3"/>
      <text:p text:style-name="P1">Рисунок<text:span text:style-name="T1"> </text:span><text:sequence text:ref-name="refРисунок1" text:name="Рисунок" text:formula="ooow:Рисунок+1" style:num-format="1">2</text:sequence><text:span text:style-name="T1"> </text:span>отладчик <text:span text:style-name="T1">soft</text:span>-<text:span text:style-name="T1">ice</text:span>, пытающийся определить стартовые адреса потоков, но возвращающий вместо этого нечто необъяснимое</text:p>
      <text:p text:style-name="P17">Отбросив бесполезный <text:span text:style-name="T1">soft</text:span>-<text:span text:style-name="T1">ice</text:span> в сторону, обратимся к <text:span text:style-name="T1">process</text:span> <text:span text:style-name="T1">explorer</text:span>'у. Щелкнув правой клавишей мыши по процессу "<text:span text:style-name="T1">va</text:span>_<text:span text:style-name="T1">thread</text:span>" (или нажав <text:span text:style-name="T1">SHIFT</text:span>-<text:span text:style-name="T1">F</text:span>10, если мыши под рукой нет), лезем в "<text:span text:style-name="T1">properties</text:span>" и открываем вкладку "<text:span text:style-name="T1">threads</text:span>". Что мы видим? <text:span text:style-name="T1">process</text:span> <text:span text:style-name="T1">explorer</text:span> корректно определил адреса двух потоков (<text:span text:style-name="T7">см. рис. 3</text:span>): <text:span text:style-name="T10">va</text:span><text:span text:style-name="T12">_</text:span><text:span text:style-name="T10">thread</text:span><text:span text:style-name="T12">+0</text:span><text:span text:style-name="T10">x</text:span><text:span text:style-name="T12">1405</text:span> (основной системный поток — если заглянуть дизассемблером по этому адресу, мы обнаружим точку входа <text:soft-page-break/>в файл <text:span text:style-name="T1">va</text:span>_<text:span text:style-name="T1">thread</text:span>.<text:span text:style-name="T1">exe</text:span>) и <text:span text:style-name="T10">va</text:span><text:span text:style-name="T12">_</text:span><text:span text:style-name="T10">thread</text:span><text:span text:style-name="T12">+0</text:span><text:span text:style-name="T10">x</text:span><text:span text:style-name="T12">1000</text:span> ("честный" поток, созданный вызовом <text:span text:style-name="T12">CreateThread(0,0,(void*)&amp;thread,0x999,0,&amp;p)</text:span> — это следует из того, что по адресу <text:span text:style-name="T10">va</text:span><text:span text:style-name="T12">_</text:span><text:span text:style-name="T10">thread</text:span><text:span text:style-name="T12">+0</text:span><text:span text:style-name="T10">x</text:span><text:span text:style-name="T12">1000</text:span> распложена процедура thread). Но вот вместо стартового адреса третьего, "нечестного" потока, <text:span text:style-name="T1">process</text:span> <text:span text:style-name="T1">explorer</text:span> выдал какую-то ерунду, засунув его внутрь <text:span text:style-name="T1">KERNEL</text:span>32.<text:span text:style-name="T1">DLL</text:span>, а точнее — <text:span text:style-name="T10">KERNEL</text:span><text:span text:style-name="T12">32.</text:span><text:span text:style-name="T10">DLL </text:span><text:span text:style-name="T12">+</text:span><text:span text:style-name="T10"> B</text:span><text:span text:style-name="T12">700</text:span><text:span text:style-name="T10">h</text:span>, где его _заведомо_ не может быть.</text:p>
      <text:p text:style-name="P17">Если бы <text:span text:style-name="T1">process</text:span> <text:span text:style-name="T1">explorer</text:span> ошибался только на "нечестных" потоках, он вполне бы сгодился для определения малвари, но, увы, он ошибается слишком часто, в том числе и на легальных потоках, созданных операционной системой или ее компонентами.</text:p>
      <text:p text:style-name="P3"/>
      <text:p text:style-name="P1">Рисунок <text:sequence text:ref-name="refРисунок2" text:name="Рисунок" text:formula="ooow:Рисунок+1" style:num-format="1">3</text:sequence> <text:span text:style-name="T1">process</text:span> <text:span text:style-name="T1">explorer</text:span> успешно определил стартовые адреса двух "честных" потоков, но споткнулся о "нечестный" поток</text:p>
      <text:p text:style-name="P17">Исследования, проведенные автором этой статьи, показали, что истинный стартовый адрес потока лежит на дне пользовательского стека во втором или третьем двойном слове (считая от единицы), а следом на ним идет указатель на аргументы, в чем легко удостоверится с помощью отладчика <text:span text:style-name="T1">OllyDbg</text:span>.</text:p>
      <text:p text:style-name="P17">Запустив отладчик, в меню "<text:span text:style-name="T1">file</text:span>" выбираем "<text:span text:style-name="T1">attach</text:span>" и подключаемся к процессу "<text:span text:style-name="T1">va</text:span>_<text:span text:style-name="T1">thread</text:span>.<text:span text:style-name="T1">exe</text:span>", после чего открываем окно "<text:span text:style-name="T1">threads</text:span>" (в меню "<text:span text:style-name="T1">view</text:span>") и видим не три, а целых четыре потока! Все правильно — четвертый поток создан отладчиком для своих нужд. Это единственный поток, чье поле <text:span text:style-name="T1">entry</text:span> (точка входа) не равно нулю. Стартовые адреса трех остальных потоков <text:span text:style-name="T1">OllyDbg</text:span> определить не смог, предоставив нам возможность сделать это самостоятельно.</text:p>
      <text:p text:style-name="P17">Дважды щелкнув мышью по любому из потоков мы попадаем внутрь его "закромов". Отладчик обновляет содержимое регистров, окно <text:span text:style-name="T1">CPU</text:span>, дамп памяти и окно стека, которое нас интересует больше всего. Прокручиваем мышью ползунок до самого конца и обнаруживаем на дне нечто очень интересное (<text:span text:style-name="T7">см. рис. 4</text:span>), а именно — два двойных слова: 666<text:span text:style-name="T1">h</text:span> и 520000<text:span text:style-name="T1">h</text:span>. Первое из них до боли напоминает аргумент, переданный "нечестному" потоку (<text:span text:style-name="T7">см. листинг 1</text:span>), а по второму расположена функция, мотающая бесконечный цикл, весьма напоминающая нашу функцию <text:span text:style-name="T10">thread</text:span><text:span text:style-name="T12">()</text:span>. Обратившись к карте памяти (<text:span text:style-name="T1">view </text:span><text:span text:style-name="T18"></text:span><text:span text:style-name="T4"> memory</text:span><text:span text:style-name="T20">), мы убедимся, что этот адрес принадлежит региону </text:span><text:span text:style-name="T11">MEM</text:span><text:span text:style-name="T17">_</text:span><text:span text:style-name="T11">PRIVATE</text:span><text:span text:style-name="T19">, выделенному </text:span><text:span text:style-name="T11">VirtualAlloc</text:span><text:span text:style-name="T17">()</text:span><text:span text:style-name="T19">. Аналогичным образом определяются стартовые адреса и двух других потоков.</text:span></text:p>
      <text:p text:style-name="P13"/>
      <text:p text:style-name="P2">Рисунок<text:span text:style-name="T1"> </text:span><text:sequence text:ref-name="refРисунок3" text:name="Рисунок" text:formula="ooow:Рисунок+1" style:num-format="1">4</text:sequence><text:span text:style-name="T1"> </text:span>определение стартового адреса потока с помощью отладчика <text:span text:style-name="T1">OllyDbg</text:span></text:p>
      <text:p text:style-name="P18">Свершилось! Мы научились определять подлинные стартовые адреса "честных" и "нечестных" потоков вместе с переданным им указателем на аргументы. Однако, использовать для этих целей <text:span text:style-name="T1">OllyDbg</text:span> не слишком удобно. Потоков в системе много и пока их все в ручную переберешь… рабочий день давно закончится и солнце зайдет за горизонт. Вообще-то, можно написать простой скрипт (<text:span text:style-name="T1">OllyDbg</text:span> поддерживает скрипты), но при этом отладчик придется всюду таскать за собой, что напрягает. Лучше (и правильнее!) написать свой собственный сканер, тем более, что он легко укладывается в сотню строк и на его разработку уйдет совсем немного времени.</text:p>
      <text:p text:style-name="P18">Полный исходный текст содержится в файле <text:span text:style-name="T1">ProcList</text:span>.<text:span text:style-name="T1">c</text:span>, прилагаемом к статье, а здесь, для экономии места, приводятся лишь ключевые фрагменты. Но, прежде чем углубляться в теоретическую дискуссию, проверим сканер в работе. Наберем в командой строке "<text:span text:style-name="T10">proclist</text:span><text:span text:style-name="T12">.</text:span><text:span text:style-name="T10">exe </text:span><text:span text:style-name="T12">&gt;</text:span><text:span text:style-name="T10"> out</text:span>" и загрузим образовавшийся файл <text:span text:style-name="T1">out</text:span> в любой текстовой редактор (например, встроенный в <text:span text:style-name="T1">FAR</text:span>). Нажмем &lt;<text:span text:style-name="T1">F</text:span>7&gt; (<text:span text:style-name="T1">search</text:span>) и введем имя интересующего нас процесса ("<text:span text:style-name="T1">va</text:span>_<text:span text:style-name="T1">thead</text:span>.<text:span text:style-name="T1">exe</text:span>"). Запомним его идентификатор (в данном случае равный 578<text:span text:style-name="T1">h</text:span>) и, снова нажав &lt;F7&gt; введем его для поиска принадлежащих ему потоков. Вот они, все три, перечисленные в <text:span text:style-name="T7">листинге 2</text:span>, лежат рядышком.</text:p>
      <text:p text:style-name="P18"/>
      <text:p text:style-name="P9">LoadLibraryA at : 79450221h</text:p>
      <text:p text:style-name="P9">LoadLibraryW at : 794502D2h</text:p>
      <text:p text:style-name="P9">-----------------------------------------------------</text:p>
      <text:p text:style-name="P14"><text:span text:style-name="T14">szExeFile <text:s text:c="10"/>: </text:span><text:span text:style-name="T15">va_thread.exe</text:span></text:p>
      <text:p text:style-name="P9">cntUsage <text:s text:c="11"/>: 0h</text:p>
      <text:p text:style-name="P8">th32ProcessID <text:s text:c="6"/>: 578h</text:p>
      <text:p text:style-name="P11">…</text:p>
      <text:p text:style-name="P9">--thr------------------------------------------------</text:p>
      <text:p text:style-name="P9">th32ThreadID <text:s text:c="6"/>: 5E0h</text:p>
      <text:p text:style-name="P10">th32OwnerProcessID : 578h</text:p>
      <text:p text:style-name="P11">…</text:p>
      <text:p text:style-name="P9"><text:soft-page-break/>handle <text:s text:c="12"/>: 3D8h</text:p>
      <text:p text:style-name="P9">ESP <text:s text:c="15"/>: 0012FD30h</text:p>
      <text:p text:style-name="P8">start address <text:s text:c="5"/>: 00401595h</text:p>
      <text:p text:style-name="P9">point to args <text:s text:c="5"/>: 00000000h</text:p>
      <text:p text:style-name="P8">type <text:s text:c="14"/>: MEM_IMAGE</text:p>
      <text:p text:style-name="P9">[0012FFF0h: 00000000 00000000 00401595 00000000]</text:p>
      <text:p text:style-name="P9">--thr------------------------------------------------</text:p>
      <text:p text:style-name="P9">th32ThreadID <text:s text:c="6"/>: 608h</text:p>
      <text:p text:style-name="P8">th32OwnerProcessID : 578h</text:p>
      <text:p text:style-name="P11">…</text:p>
      <text:p text:style-name="P9">handle <text:s text:c="12"/>: 3D8h</text:p>
      <text:p text:style-name="P9">ESP <text:s text:c="15"/>: 0051FFB4h</text:p>
      <text:p text:style-name="P8">start address <text:s text:c="5"/>: 00401000h</text:p>
      <text:p text:style-name="P9">point to args <text:s text:c="5"/>: 00000999h</text:p>
      <text:p text:style-name="P8">type <text:s text:c="14"/>: MEM_IMAGE</text:p>
      <text:p text:style-name="P9">[0051FFF0h: 00000000 00401000 00000999 00000000]</text:p>
      <text:p text:style-name="P9">--thr------------------------------------------------</text:p>
      <text:p text:style-name="P9">th32ThreadID <text:s text:c="6"/>: 5C8h</text:p>
      <text:p text:style-name="P8">th32OwnerProcessID : 578h</text:p>
      <text:p text:style-name="P11">…</text:p>
      <text:p text:style-name="P9">handle <text:s text:c="12"/>: 3D8h</text:p>
      <text:p text:style-name="P9">ESP <text:s text:c="15"/>: 0062FFB4h</text:p>
      <text:p text:style-name="P8">start address <text:s text:c="5"/>: 00520000h</text:p>
      <text:p text:style-name="P9">point to args <text:s text:c="5"/>: 00000666h</text:p>
      <text:p text:style-name="P8">type <text:s text:c="14"/>: MEM_PRIVATE</text:p>
      <text:p text:style-name="P9">[0062FFF0h: 00000000 00520000 00000666 00000000]</text:p>
      <text:p text:style-name="P2">Листинг <text:sequence text:ref-name="refЛистинг1" text:name="Листинг" text:formula="ooow:Листинг+1" style:num-format="1">2</text:sequence> фрагмент отчета сканера <text:span text:style-name="T1">proclist</text:span>.<text:span text:style-name="T1">exe</text:span>, определяющего стартовые адреса всех потоков вместе с типами блоков памяти</text:p>
      <text:p text:style-name="P18">Первые два потока находятся внутри блоков <text:span text:style-name="T10">MEM</text:span><text:span text:style-name="T12">_</text:span><text:span text:style-name="T10">IMAGE</text:span> и ни у одного из них стартовые адреса не совпадают с адресами функций <text:span text:style-name="T10">LoadLibraryA</text:span><text:span text:style-name="T12">()/</text:span><text:span text:style-name="T10">LoadLibraryW</text:span><text:span text:style-name="T12">()</text:span>, следовательно, это "честные" потоки, созданные легальным путем. А вот третий поток лежит внутри региона <text:span text:style-name="T10">MEM</text:span><text:span text:style-name="T12">_</text:span><text:span text:style-name="T10">PRIVATE</text:span>, выделенного <text:span text:style-name="T1">API</text:span>-функцией <text:span text:style-name="T10">VirtualAlloc</text:span><text:span text:style-name="T12">()</text:span>. Значит, это "нечестный" поток и мы не бьем тревогу только потому, что сами же его и создали.</text:p>
      <text:p text:style-name="P18">Теперь, как было обещано, обсудим технические детали. Прежде всего нам потребуется получить список потоков, имеющихся в системе. Это можно сделать как документированными средствами через <text:span text:style-name="T1">TOOLHELP</text:span>32, так и недокументированной <text:span text:style-name="T1">native</text:span>-<text:span text:style-name="T1">API</text:span> функций <text:span text:style-name="T10">NtQuerySystemInformation</text:span><text:span text:style-name="T12">()</text:span>, на которой <text:span text:style-name="T1">TOOLHELP</text:span>32, собственно говоря, и основан. Конечно, если она перехвачены малварью, мы никогда не увидим зловредных потоков, но техника обнаружения/снятия перехвата — это тема отдельной <text:span text:style-name="T7">статьи</text:span>, пока же придется ограничиться тем, что есть (на всякий случай, сравните показания <text:span text:style-name="T1">TOOLHELP</text:span>32 <text:span text:style-name="T1">c</text:span> командой "<text:span text:style-name="T1">THREAD</text:span>" отладчика <text:span text:style-name="T1">soft</text:span>-<text:span text:style-name="T1">ice</text:span>, вдруг обнаружатся какие-то различия).</text:p>
      <text:p text:style-name="P18">Короче, список потоков в простейшем случае получается так:</text:p>
      <text:p text:style-name="P18"/>
      <text:p text:style-name="P9">#include &lt;stdio.h&gt;</text:p>
      <text:p text:style-name="P14"><text:span text:style-name="T14">#include &lt;windows.h&gt;</text:span></text:p>
      <text:p text:style-name="P9">#include &lt;tlhelp32.h&gt;</text:p>
      <text:p text:style-name="P9"/>
      <text:p text:style-name="P9">print_thr(THREADENTRY32 thr)</text:p>
      <text:p text:style-name="P9">{</text:p>
      <text:p text:style-name="P9"><text:tab/>printf("cntUsage <text:s text:c="10"/>: %Xh\n",thr.cntUsage);</text:p>
      <text:p text:style-name="P9"><text:tab/>printf("th32ThreadID <text:s text:c="6"/>: %Xh\n",thr.th32ThreadID);</text:p>
      <text:p text:style-name="P9"><text:tab/>printf("th32OwnerProcessID : %Xh\n",thr.th32OwnerProcessID);</text:p>
      <text:p text:style-name="P9"><text:tab/>printf("tpBasePri <text:s text:c="9"/>: %Xh\n",thr.tpBasePri);</text:p>
      <text:p text:style-name="P9"><text:tab/>printf("tpDeltaPri <text:s text:c="8"/>: %Xh\n",thr.tpDeltaPri);</text:p>
      <text:p text:style-name="P9"><text:tab/>printf("dwFlags <text:s text:c="11"/>: %Xh\n",thr.dwFlags);</text:p>
      <text:p text:style-name="P9">}</text:p>
      <text:p text:style-name="P9"/>
      <text:p text:style-name="P9">main()</text:p>
      <text:p text:style-name="P9">{</text:p>
      <text:p text:style-name="P14"><text:span text:style-name="T13"><text:tab/></text:span><text:span text:style-name="T14">HANDLE h; THREADENTRY32 thr; int a;</text:span></text:p>
      <text:p text:style-name="P12"><text:tab/></text:p>
      <text:p text:style-name="P14"><text:span text:style-name="T13"><text:tab/></text:span><text:span text:style-name="T14">// </text:span><text:span text:style-name="T13">создаем "слепок" потоков</text:span></text:p>
      <text:p text:style-name="P9"><text:tab/>h = CreateToolhelp32Snapshot(TH32CS_SNAPPROCESS,0);</text:p>
      <text:p text:style-name="P9"><text:tab/></text:p>
      <text:p text:style-name="P12"><text:tab/>// перебираем все потоки один за другим</text:p>
      <text:p text:style-name="P14"><text:span text:style-name="T13"><text:tab/></text:span><text:span text:style-name="T14">thr.dwSize = sizeof(THREADENTRY32); a = Thread32First(h, &amp;thr);</text:span></text:p>
      <text:p text:style-name="P9"><text:tab/>if (a &amp;&amp; print_thr(thr)) while(Thread32Next(h, &amp;thr)) print_thr(thr);</text:p>
      <text:p text:style-name="P12">}</text:p>
      <text:p text:style-name="P2">Листинг <text:sequence text:ref-name="refЛистинг2" text:name="Листинг" text:formula="ooow:Листинг+1" style:num-format="1">3</text:sequence><text:span text:style-name="T1"> </text:span>фрагмент кода, ответственный за перечисление всех имеющихся потоков</text:p>
      <text:p text:style-name="P18"><text:soft-page-break/>Теперь нам необходимо прочесть контекст каждого из потоков, получив значение регистра <text:span text:style-name="T10">ESP</text:span>, указывающего куда-то внутрь стека (конкретно куда ‑ не суть важно). Кстати говоря, считывать контекст можно и без остановки потока. На <text:span text:style-name="T1">Windows </text:span>2000 (и ее потомках) это делается так (более ранние версии требуют использования <text:span text:style-name="T1">native</text:span>-<text:span text:style-name="T1">API</text:span> функции <text:span text:style-name="T10">NtOpenThread</text:span><text:span text:style-name="T12">()</text:span> и, поскольку, доля таких систем сравнительного невелика, здесь они не рассматриваются):</text:p>
      <text:p text:style-name="P18"/>
      <text:p text:style-name="P9">HANDLE ht;</text:p>
      <text:p text:style-name="P9">CONTEXT context;</text:p>
      <text:p text:style-name="P9">context.ContextFlags = CONTEXT_CONTROL;</text:p>
      <text:p text:style-name="P12"/>
      <text:p text:style-name="P12">// преобразуем идентификатор потока в дескриптор</text:p>
      <text:p text:style-name="P9">ht = OpenThread(THREAD_GET_CONTEXT, 0, thr.th32ThreadID);</text:p>
      <text:p text:style-name="P12"/>
      <text:p text:style-name="P12">// считываем регистровый контекст</text:p>
      <text:p text:style-name="P14"><text:span text:style-name="T14">GetThreadContext(ht,&amp;context);</text:span></text:p>
      <text:p text:style-name="P12"/>
      <text:p text:style-name="P12">// закрываем дескриптор</text:p>
      <text:p text:style-name="P14"><text:span text:style-name="T14">CloseHandle</text:span><text:span text:style-name="T13">(</text:span><text:span text:style-name="T14">ht);</text:span></text:p>
      <text:p text:style-name="P2">Листинг <text:sequence text:ref-name="refЛистинг3" text:name="Листинг" text:formula="ooow:Листинг+1" style:num-format="1">4</text:sequence><text:span text:style-name="T1"> </text:span>фрагмент кода, считывающего значение <text:span text:style-name="T1">ESP</text:span> потока с идентификатором thr.th32ThreadID</text:p>
      <text:p text:style-name="P18">Заметим, что <text:span text:style-name="T1">API</text:span>-функция <text:span text:style-name="T10">OpenThread</text:span><text:span text:style-name="T12">()</text:span> не входит ни в заголовочные файлы, ни в библиотеку <text:span text:style-name="T1">KERNEL</text:span>32.<text:span text:style-name="T1">LIB</text:span>, поставляемую вместе с компилятором <text:span text:style-name="T1">Microsoft</text:span> <text:span text:style-name="T1">Visual</text:span> <text:span text:style-name="T1">C</text:span>++, поэтому, необходимо либо скачать свежий <text:span text:style-name="T1">Platform SDK</text:span> (а это очень-очень много мегабайт), либо загружать ее динамически через <text:span text:style-name="T10">GetProcAddress</text:span><text:span text:style-name="T12">()</text:span>, либо преобразовать <text:span text:style-name="T1">KERNEL</text:span>32.<text:span text:style-name="T1">DLL</text:span> в <text:span text:style-name="T1">KERNEL</text:span>32.<text:span text:style-name="T1">LIB</text:span> (линкер <text:span text:style-name="T1">unilink</text:span> от Юрия Харона это сделает автоматически).</text:p>
      <text:p text:style-name="P18">Зная идентификатор процесса, владеющий данным потоком (<text:span text:style-name="T12">thr.th32OwnerProcessID</text:span>), мы можем открыть его <text:span text:style-name="T1">API</text:span>-функцией <text:span text:style-name="T10">OpenProcerss</text:span><text:span text:style-name="T12">()</text:span>, получив доступ к его адресному пространству (если, конечно, у нас на это есть права). Открывать мы будем с флагами <text:span text:style-name="T10">PROCESS</text:span><text:span text:style-name="T12">_</text:span><text:span text:style-name="T10">QUERY</text:span><text:span text:style-name="T12">_</text:span><text:span text:style-name="T10">INFORMATION</text:span> (просмотр виртуальной памяти) и <text:span text:style-name="T10">PROCESS</text:span><text:span text:style-name="T12">_</text:span><text:span text:style-name="T10">VM</text:span><text:span text:style-name="T12">_</text:span><text:span text:style-name="T10">READ</text:span> (чтение содержимого виртуальной памяти).</text:p>
      <text:p text:style-name="P18">Следующий шаг — определение дна пользовательского стека. Передав <text:span text:style-name="T1">API</text:span>-функции <text:span text:style-name="T12">VirtualQueryEx()</text:span> значение <text:span text:style-name="T1">ESP</text:span>, полученное из регистрового контекста, мы узнаем базовый адрес выделенного блока (<text:span text:style-name="T12">mbi.BaseAddress</text:span>) и его размер в байтах (<text:span text:style-name="T12">mbi.RegionSize</text:span>). Путем алгебраического сложения базового адреса с его длинной, мы получим указатель на первый байт памяти, лежащий _за_ концом стека. Отступив на несколько двойных слов назад (например, на четыре), нам остается только прочитать его содержимое <text:span text:style-name="T1">API</text:span>-функцией <text:span text:style-name="T12">ReadProcessMemory()</text:span>.</text:p>
      <text:p text:style-name="P18"/>
      <text:p text:style-name="P14"><text:span text:style-name="T13">#</text:span><text:span text:style-name="T14">define</text:span><text:span text:style-name="T13"> </text:span><text:span text:style-name="T14">GET</text:span><text:span text:style-name="T13">_</text:span><text:span text:style-name="T14">FZ</text:span><text:span text:style-name="T13"> 4<text:tab/><text:tab/>// на сколько двойных слов отступать</text:span></text:p>
      <text:p text:style-name="P14"><text:span text:style-name="T14">DWORD buf[GET_FZ];</text:span></text:p>
      <text:p text:style-name="P9">DWORD x; HANDLE hp;</text:p>
      <text:p text:style-name="P9">MEMORY_BASIC_INFORMATION mbi;</text:p>
      <text:p text:style-name="P9"/>
      <text:p text:style-name="P12">// открываем процесс, владеющий данным потоком</text:p>
      <text:p text:style-name="P9">hp = OpenProcess(PROCESS_VM_READ|PROCESS_QUERY_INFORMATION,0,thr.th32OwnerProcessID);</text:p>
      <text:p text:style-name="P12"/>
      <text:p text:style-name="P14"><text:span text:style-name="T13">// определяем параметры блока памяти, на который указывает регистр </text:span><text:span text:style-name="T14">ESP</text:span></text:p>
      <text:p text:style-name="P9">VirtualQueryEx(hp, (void*)context.Esp, &amp;mbi, sizeof(mbi));</text:p>
      <text:p text:style-name="P12"/>
      <text:p text:style-name="P12">// вычисляем положение дна стека</text:p>
      <text:p text:style-name="P9">x = (DWORD) mbi.BaseAddress + mbi.RegionSize;</text:p>
      <text:p text:style-name="P12"/>
      <text:p text:style-name="P14"><text:span text:style-name="T13">// читаем </text:span><text:span text:style-name="T14">GET</text:span><text:span text:style-name="T13">_</text:span><text:span text:style-name="T14">FZ</text:span><text:span text:style-name="T13"> слов со дна стека в буфер </text:span><text:span text:style-name="T14">buf</text:span></text:p>
      <text:p text:style-name="P14"><text:span text:style-name="T14">ReadProcessMemory(hp,(char*)x-GET_FZ*sizeof(DWORD),buf,GET_FZ*sizeof(DWORD),&amp;a);</text:span></text:p>
      <text:p text:style-name="P9"/>
      <text:p text:style-name="P12">// закрываем дескриптор процесса</text:p>
      <text:p text:style-name="P9">CloseHandle(hp);</text:p>
      <text:p text:style-name="P2">Листинг<text:span text:style-name="T1"> </text:span><text:sequence text:ref-name="refЛистинг4" text:name="Листинг" text:formula="ooow:Листинг+1" style:num-format="1">5</text:sequence><text:span text:style-name="T1"> </text:span>фрагмент кода, определяющий положение дна стека и считывающий <text:span text:style-name="T1">GET</text:span>_<text:span text:style-name="T1">FZ</text:span> байт с его конца (в которых хранится стартовый адрес потока)</text:p>
      <text:p text:style-name="P18">Ввиду того, что положение стартового адреса относительно дна стека непостоянно — применяется следующий эвристический алгоритм: если третье двойное слово со дня стека равно нулю, то стартовый адрес потока находится во втором двойном слове, а указатель на аргументы — в первом, в противном случае, стартовый адрес находится в третьем двойном <text:soft-page-break/>слове, а указатель на аргументы — во втором. Конечно, предложенная схема не очень надежна: в некоторых случаях стартовый адрес находится в первом двойном слове, а бывает (хоть и редко), что на дне стека его вообще нет. В общем, этот вопрос еще требует дальнейших исследований и тщательной проработки, а пока воспользуйтесь тем, что дают:</text:p>
      <text:p text:style-name="P18"/>
      <text:p text:style-name="P9">DWORD st_adr;</text:p>
      <text:p text:style-name="P9"/>
      <text:p text:style-name="P12">// определяем стартовый адрес потока</text:p>
      <text:p text:style-name="P14"><text:span text:style-name="T14">st_adr = ((buf[GET_FZ-3])?buf[GET_FZ-3]:buf[GET_FZ-2]);</text:span></text:p>
      <text:p text:style-name="P12"/>
      <text:p text:style-name="P14"><text:span text:style-name="T13">// выводим стартовый адрес на экран или </text:span><text:span text:style-name="T14">DEADBEEF</text:span><text:span text:style-name="T13">,</text:span></text:p>
      <text:p text:style-name="P12">// если стартовый адрес определить не удалось</text:p>
      <text:p text:style-name="P9">printf("start address <text:s text:c="5"/>: %08Xh\n",st_adr?st_adr:0xDEADBEEF);</text:p>
      <text:p text:style-name="P12"/>
      <text:p text:style-name="P12">// определяем указатель на аргументы потока и выводим его на экран</text:p>
      <text:p text:style-name="P14"><text:span text:style-name="T14">printf("point to args <text:s text:c="5"/>: %08Xh\n",((buf[GET_FZ-3])?buf[GET_FZ-2]:buf[GET_FZ-1]));</text:span></text:p>
      <text:p text:style-name="P2">Листинг <text:sequence text:ref-name="refЛистинг5" text:name="Листинг" text:formula="ooow:Листинг+1" style:num-format="1">6</text:sequence> декодирование содержимого буфера <text:span text:style-name="T1">buf</text:span> и определение стартового адреса потока эвристическим методом</text:p>
      <text:p text:style-name="P18">Остается последнее — "скормить" полученный стартовый адрес потока <text:span text:style-name="T1">API</text:span>-функции <text:span text:style-name="T12">VirtualQueryEx()</text:span> и определить тип региона, к которому он принадлежит (<text:span text:style-name="T1">MEM</text:span>_<text:span text:style-name="T1">IMAGE</text:span>, <text:span text:style-name="T1">MEM</text:span>_<text:span text:style-name="T1">PRIVATE</text:span> или <text:span text:style-name="T1">MEM</text:span>_<text:span text:style-name="T1">MAPPED</text:span>):</text:p>
      <text:p text:style-name="P18"/>
      <text:p text:style-name="P12">// определение типа региона памяти,</text:p>
      <text:p text:style-name="P12">// к которому принадлежит стартовый адрес</text:p>
      <text:p text:style-name="P14"><text:span text:style-name="T14">VirtualQueryEx(hp, (void*)st_adr, &amp;mbi, sizeof(mbi));</text:span></text:p>
      <text:p text:style-name="P9"/>
      <text:p text:style-name="P12">// декодирование полученного результата</text:p>
      <text:p text:style-name="P12">// и вывод его на экран</text:p>
      <text:p text:style-name="P9">printf("type <text:s text:c="14"/>: %s\n",</text:p>
      <text:p text:style-name="P9">(mbi.Type==MEM_IMAGE)?"MEM_IMAGE":</text:p>
      <text:p text:style-name="P9">(mbi.Type==MEM_MAPPED)?"MEM_MAPPED":</text:p>
      <text:p text:style-name="P9">(mbi.Type==MEM_PRIVATE)?"MEM_PRIVATE":"UNKNOWN");</text:p>
      <text:p text:style-name="P2">Листинг <text:sequence text:ref-name="refЛистинг6" text:name="Листинг" text:formula="ooow:Листинг+1" style:num-format="1">7</text:sequence> фрагмент кода, определяющий тип блока памяти, к которому принадлежит стартовый адрес потока</text:p>
      <text:p text:style-name="P18">Объединив все фрагменты мозаики воедино, мы получим вполне работоспособный сканер, показавший при тестировании на большой коллекции малвари, вполне удовлетворительный результат — ни одного ложного срабатывания и до 90% обнаруженной "заразы" (естественно, речь идет только о малвари, внедряющийся в уже существующие процессы, а не создающие новый).</text:p>
      <text:h text:style-name="P21" text:outline-level="2">заключение</text:h>
      <text:p text:style-name="P18">Описанный метод выявления вторжения обладает рядом существенных недостатков, которые автор этой статьи даже и не пытается скрывать. Первое, и самое неприятное — стартовый адрес потока попадает на дно пользовательского стека лишь по "недоразумению". Никому он там не нужен и всякий поток может смело его обнулить или подделать. Но с этим еще можно хоть как-то бороться, например, просканировать все <text:span text:style-name="T1">MEM</text:span>_<text:span text:style-name="T1">PRIVATE</text:span> блоки и попытаться найти в них машинный код, поискать в стеке адреса возврата, смотрящие в <text:span text:style-name="T1">MEM</text:span>_<text:span text:style-name="T1">PRIVATE</text:span>, и т. д., гораздо хуже, что существует возможность внедрения в атакуемый процесс _без_ создания нового потока!</text:p>
      <text:p text:style-name="P18">Самое простое, что только приходит в голову — прочитать текущий <text:span text:style-name="T10">EIP</text:span> одного из потоков атакуемого процесса, сохранить лежащие под ним машинные команды, после чего записать крохотный код, вызывающий <text:span text:style-name="T10">LoadLibrary</text:span><text:span text:style-name="T12">()</text:span> для загрузки зловредной библиотеки в текущий контекст и устанавливающий таймер <text:span text:style-name="T1">API</text:span>-функций <text:span text:style-name="T10">SetTimer</text:span><text:span text:style-name="T12">()</text:span> для передачи зловредному коду управления через регулярные промежутки времени. Сделав это, малварь восстанавливает оригинальные машинные команды и процесс продолжает выполняться как ни в чем не бывало.</text:p>
      <text:p text:style-name="P18">При желании можно обойтись и без таймера. Достаточно воспользоваться асинхронными сокетами. В отличии от синхронных, они не блокируют выполнение текущего потока, а немедленно отдают управление, вызывая <text:span text:style-name="T1">call</text:span>-<text:span text:style-name="T1">back</text:span> процедуру при наступлении определенного события (например, при подключении удаленного пользователя по <text:span text:style-name="T1">back</text:span>-<text:span text:style-name="T1">door</text:span> порту, открытого малварью).</text:p>
      <text:p text:style-name="P18"><text:soft-page-break/>Так же малварь может внедриться в процедуру диспетчеризации сообщений или подменить адрес оконной процедуры для главного окна <text:span text:style-name="T1">GUI</text:span>-приложения. Во всех этих случаях зловредный код будет выполняться в контексте уже существующего потока и малварь сможет обойтись без создания нового. Такой способ внедрения предложенный сканер не обнаруживает. Правда, это не сильно ему мешает, поскольку в живой природе подобной малвари до сих пор замечено не было. Универсальных способов борьбы против нее нет. Единственное, что можно предложить,<text:span text:style-name="T1"> </text:span>– периодически выводить список динамических библиотек и если вдруг среди них появилась новая — это сигнал! Но если малварь откажется от загрузки <text:span text:style-name="T1">DLL</text:span>, размещая свой код в свободном месте (например, в конце кодовой секции), мы опять окажемся в пролете.</text:p>
      <text:p text:style-name="P18">Впрочем, не стоит пытаться решить проблемы задолго до их появления. Возможно, завтра случится глобальное оледенение (землетрясение, наводнение), мы все умрем и бороться с малварью станет некому и незачем.</text:p>
      <text:h text:style-name="P21" text:outline-level="2">&gt;&gt;&gt; врезка ссылки на программы, упомянутые в статье</text:h>
      <text:list xml:id="list820571137490081871" text:style-name="WW8Num12">
        <text:list-item>
          <text:p text:style-name="P15"><text:span text:style-name="T2">OllyDbg</text:span>:</text:p>
          <text:list>
            <text:list-item>
              <text:p text:style-name="P15">замечательный и абсолютно бесплатный отладчик, собравший вокруг себя целое сообщество поклонников: <text:span text:style-name="T22">http://www.ollydbg.de</text:span>;</text:p>
            </text:list-item>
          </text:list>
        </text:list-item>
        <text:list-item>
          <text:p text:style-name="P15"><text:span text:style-name="T2">soft</text:span><text:span text:style-name="T6">-</text:span><text:span text:style-name="T2">ice</text:span>:</text:p>
          <text:list>
            <text:list-item>
              <text:p text:style-name="P15">3 апреля 2006 <text:span text:style-name="T1">Compuware</text:span> прекратила продажу <text:span text:style-name="T1">DriverStudio</text:span>, похоронив <text:span text:style-name="T1">soft</text:span>-<text:span text:style-name="T1">ice</text:span> и отрезав все пути его легального приобретения, тем не менее, прежние версии до сих пор можно найти в Сети, в том числе и в магазинах, торгующих лицензионными дисками, завалявшимися на складе, или нелицензионными. в любом случае — техническая поддержка прекращена и пиратский продукт ничем не отличается от легального, разве что стоит на порядка на два дешевле;</text:p>
            </text:list-item>
          </text:list>
        </text:list-item>
        <text:list-item>
          <text:p text:style-name="P15"><text:span text:style-name="T2">process explorer</text:span><text:span text:style-name="T1">:</text:span></text:p>
          <text:list>
            <text:list-item>
              <text:p text:style-name="P15">в июне 2006 года Марк Руссинович продался <text:span text:style-name="T1">Microsoft</text:span> и хотя его утилиты обещают остаться бесплатными, скорее всего они будет бесплатны только для легальных пользователей <text:span text:style-name="T1">Windows</text:span>, так что спешите скачивать: <text:span text:style-name="T5">http</text:span><text:span text:style-name="T22">://</text:span><text:span text:style-name="T5">www</text:span><text:span text:style-name="T22">.</text:span><text:span text:style-name="T5">sysinternals</text:span><text:span text:style-name="T22">.</text:span><text:span text:style-name="T5">com</text:span><text:span text:style-name="T22">/</text:span><text:span text:style-name="T5">Utilities</text:span><text:span text:style-name="T22">/</text:span><text:span text:style-name="T5">ProcessExplorer</text:span><text:span text:style-name="T22">.</text:span><text:span text:style-name="T5">html</text:span>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8-18T04:38:00</dc:date>
    <meta:editing-cycles>458</meta:editing-cycles>
    <meta:editing-duration>PT9H3M</meta:editing-duration>
    <meta:document-statistic meta:table-count="0" meta:image-count="0" meta:object-count="0" meta:page-count="9" meta:paragraph-count="206" meta:word-count="3753" meta:character-count="29619" meta:non-whitespace-character-count="25774"/>
    <meta:generator>LibreOffice/5.2.3.3$Linux_X86_64 LibreOffice_project/20m0$Build-3</meta:generator>
  </office:meta>
</office:document-meta>
</file>